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0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e6e6ff"/>
    </style:style>
    <style:style style:name="ce2" style:family="table-cell" style:parent-style-name="Default">
      <style:table-cell-properties fo:background-color="#ff6309"/>
    </style:style>
    <style:style style:name="ce3" style:family="table-cell" style:parent-style-name="Default" style:data-style-name="N2">
      <style:table-cell-properties fo:background-color="#e6e6ff"/>
    </style:style>
    <style:style style:name="ce4" style:family="table-cell" style:parent-style-name="Default" style:data-style-name="N2">
      <style:table-cell-properties fo:background-color="#ff6309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ce3"/>
        <table:table-row table:style-name="ro1">
          <table:table-cell office:value-type="float" office:value="20">
            <text:p>20</text:p>
          </table:table-cell>
          <table:table-cell table:style-name="Default" table:number-columns-repeated="4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2">
          <table:table-cell office:value-type="float" office:value="20">
            <text:p>20</text:p>
          </table:table-cell>
          <table:table-cell table:style-name="Default" office:value-type="string">
            <text:p>dominios</text:p>
          </table:table-cell>
          <table:table-cell table:style-name="Default" office:value-type="string">
            <text:p>mes</text:p>
          </table:table-cell>
          <table:table-cell table:style-name="Default" office:value-type="string">
            <text:p>año</text:p>
          </table:table-cell>
          <table:table-cell table:style-name="Default" office:value-type="string">
            <text:p>total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[.A$4] * POWER(2.718;(1- [.B5])/[.B5])" office:value-type="float" office:value="20">
            <text:p>20.00</text:p>
          </table:table-cell>
          <table:table-cell table:formula="of:=12*[.C5]" office:value-type="float" office:value="240">
            <text:p>240.00</text:p>
          </table:table-cell>
          <table:table-cell table:formula="of:=[.D5]*[.B5]" office:value-type="float" office:value="240">
            <text:p>240.00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[.A$4] * POWER(2.718;(1- [.B6])/[.B6])" office:value-type="float" office:value="12.1312420874473">
            <text:p>12.13</text:p>
          </table:table-cell>
          <table:table-cell table:formula="of:=12*[.C6]" office:value-type="float" office:value="145.574905049368">
            <text:p>145.57</text:p>
          </table:table-cell>
          <table:table-cell table:formula="of:=[.D6]*[.B6]" office:value-type="float" office:value="291.149810098736">
            <text:p>291.15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[.A$4] * POWER(2.718;(1- [.B7])/[.B7])" office:value-type="float" office:value="10.2690521822464">
            <text:p>10.27</text:p>
          </table:table-cell>
          <table:table-cell table:formula="of:=12*[.C7]" office:value-type="float" office:value="123.228626186957">
            <text:p>123.23</text:p>
          </table:table-cell>
          <table:table-cell table:formula="of:=[.D7]*[.B7]" office:value-type="float" office:value="369.68587856087">
            <text:p>369.69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[.A$4] * POWER(2.718;(1- [.B8])/[.B8])" office:value-type="float" office:value="9.44806573811091">
            <text:p>9.45</text:p>
          </table:table-cell>
          <table:table-cell table:formula="of:=12*[.C8]" office:value-type="float" office:value="113.376788857331">
            <text:p>113.38</text:p>
          </table:table-cell>
          <table:table-cell table:formula="of:=[.D8]*[.B8]" office:value-type="float" office:value="453.507155429324">
            <text:p>453.51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[.A$4] * POWER(2.718;(1- [.B9])/[.B9])" office:value-type="float" office:value="8.98732472679803">
            <text:p>8.99</text:p>
          </table:table-cell>
          <table:table-cell table:formula="of:=12*[.C9]" office:value-type="float" office:value="107.847896721576">
            <text:p>107.85</text:p>
          </table:table-cell>
          <table:table-cell table:formula="of:=[.D9]*[.B9]" office:value-type="float" office:value="539.239483607882">
            <text:p>539.24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[.A$4] * POWER(2.718;(1- [.B10])/[.B10])" office:value-type="float" office:value="8.69271521922855">
            <text:p>8.69</text:p>
          </table:table-cell>
          <table:table-cell table:formula="of:=12*[.C10]" office:value-type="float" office:value="104.312582630743">
            <text:p>104.31</text:p>
          </table:table-cell>
          <table:table-cell table:formula="of:=[.D10]*[.B10]" office:value-type="float" office:value="625.875495784456">
            <text:p>625.88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[.A$4] * POWER(2.718;(1- [.B11])/[.B11])" office:value-type="float" office:value="8.48821124630081">
            <text:p>8.49</text:p>
          </table:table-cell>
          <table:table-cell table:formula="of:=12*[.C11]" office:value-type="float" office:value="101.85853495561">
            <text:p>101.86</text:p>
          </table:table-cell>
          <table:table-cell table:formula="of:=[.D11]*[.B11]" office:value-type="float" office:value="713.009744689268">
            <text:p>713.01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[.A$4] * POWER(2.718;(1- [.B12])/[.B12])" office:value-type="float" office:value="8.33799681348843">
            <text:p>8.34</text:p>
          </table:table-cell>
          <table:table-cell table:formula="of:=12*[.C12]" office:value-type="float" office:value="100.055961761861">
            <text:p>100.06</text:p>
          </table:table-cell>
          <table:table-cell table:formula="of:=[.D12]*[.B12]" office:value-type="float" office:value="800.44769409489">
            <text:p>800.45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[.A$4] * POWER(2.718;(1- [.B13])/[.B13])" office:value-type="float" office:value="8.22300363845489">
            <text:p>8.22</text:p>
          </table:table-cell>
          <table:table-cell table:formula="of:=12*[.C13]" office:value-type="float" office:value="98.6760436614587">
            <text:p>98.68</text:p>
          </table:table-cell>
          <table:table-cell table:formula="of:=[.D13]*[.B13]" office:value-type="float" office:value="888.084392953128">
            <text:p>888.08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[.A$4] * POWER(2.718;(1- [.B14])/[.B14])" office:value-type="float" office:value="8.13215201803495">
            <text:p>8.13</text:p>
          </table:table-cell>
          <table:table-cell table:formula="of:=12*[.C14]" office:value-type="float" office:value="97.5858242164195">
            <text:p>97.59</text:p>
          </table:table-cell>
          <table:table-cell table:formula="of:=[.D14]*[.B14]" office:value-type="float" office:value="975.858242164195">
            <text:p>975.86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[.A$4] * POWER(2.718;(1- [.B15])/[.B15])" office:value-type="float" office:value="8.05856598254828">
            <text:p>8.06</text:p>
          </table:table-cell>
          <table:table-cell table:formula="of:=12*[.C15]" office:value-type="float" office:value="96.7027917905793">
            <text:p>96.70</text:p>
          </table:table-cell>
          <table:table-cell table:formula="of:=[.D15]*[.B15]" office:value-type="float" office:value="1063.73070969637">
            <text:p>1063.73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[.A$4] * POWER(2.718;(1- [.B16])/[.B16])" office:value-type="float" office:value="7.99775318855012">
            <text:p>8.00</text:p>
          </table:table-cell>
          <table:table-cell table:formula="of:=12*[.C16]" office:value-type="float" office:value="95.9730382626014">
            <text:p>95.97</text:p>
          </table:table-cell>
          <table:table-cell table:formula="of:=[.D16]*[.B16]" office:value-type="float" office:value="1151.67645915122">
            <text:p>1151.68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f:=[.A$4] * POWER(2.718;(1- [.B17])/[.B17])" office:value-type="float" office:value="7.94665479042925">
            <text:p>7.95</text:p>
          </table:table-cell>
          <table:table-cell table:formula="of:=12*[.C17]" office:value-type="float" office:value="95.3598574851509">
            <text:p>95.36</text:p>
          </table:table-cell>
          <table:table-cell table:formula="of:=[.D17]*[.B17]" office:value-type="float" office:value="1239.67814730696">
            <text:p>1239.68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f:=[.A$4] * POWER(2.718;(1- [.B18])/[.B18])" office:value-type="float" office:value="7.90311608810979">
            <text:p>7.90</text:p>
          </table:table-cell>
          <table:table-cell table:formula="of:=12*[.C18]" office:value-type="float" office:value="94.8373930573175">
            <text:p>94.84</text:p>
          </table:table-cell>
          <table:table-cell table:formula="of:=[.D18]*[.B18]" office:value-type="float" office:value="1327.72350280245">
            <text:p>1327.72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[.A$4] * POWER(2.718;(1- [.B19])/[.B19])" office:value-type="float" office:value="7.86557554791257">
            <text:p>7.87</text:p>
          </table:table-cell>
          <table:table-cell table:formula="of:=12*[.C19]" office:value-type="float" office:value="94.3869065749508">
            <text:p>94.39</text:p>
          </table:table-cell>
          <table:table-cell table:formula="of:=[.D19]*[.B19]" office:value-type="float" office:value="1415.80359862426">
            <text:p>1415.80</text:p>
          </table:table-cell>
        </table:table-row>
        <table:table-row table:style-name="ro1">
          <table:table-cell/>
          <table:table-cell table:style-name="ce2" office:value-type="float" office:value="16">
            <text:p>16</text:p>
          </table:table-cell>
          <table:table-cell table:formula="of:=[.A$4] * POWER(2.718;(1- [.B20])/[.B20])" office:value-type="float" office:value="7.83287388323738">
            <text:p>7.83</text:p>
          </table:table-cell>
          <table:table-cell table:style-name="ce4" table:formula="of:=12*[.C20]" office:value-type="float" office:value="93.9944865988486">
            <text:p>93.99</text:p>
          </table:table-cell>
          <table:table-cell table:style-name="ce4" table:formula="of:=[.D20]*[.B20]" office:value-type="float" office:value="1503.91178558158">
            <text:p>1503.91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f:=[.A$4] * POWER(2.718;(1- [.B21])/[.B21])" office:value-type="float" office:value="7.80413239911384">
            <text:p>7.80</text:p>
          </table:table-cell>
          <table:table-cell table:formula="of:=12*[.C21]" office:value-type="float" office:value="93.6495887893661">
            <text:p>93.65</text:p>
          </table:table-cell>
          <table:table-cell table:formula="of:=[.D21]*[.B21]" office:value-type="float" office:value="1592.04300941922">
            <text:p>1592.04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[.A$4] * POWER(2.718;(1- [.B22])/[.B22])" office:value-type="float" office:value="7.77867296152413">
            <text:p>7.78</text:p>
          </table:table-cell>
          <table:table-cell table:formula="of:=12*[.C22]" office:value-type="float" office:value="93.3440755382895">
            <text:p>93.34</text:p>
          </table:table-cell>
          <table:table-cell table:formula="of:=[.D22]*[.B22]" office:value-type="float" office:value="1680.19335968921">
            <text:p>1680.19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[.A$4] * POWER(2.718;(1- [.B23])/[.B23])" office:value-type="float" office:value="7.75596387515764">
            <text:p>7.76</text:p>
          </table:table-cell>
          <table:table-cell table:formula="of:=12*[.C23]" office:value-type="float" office:value="93.0715665018917">
            <text:p>93.07</text:p>
          </table:table-cell>
          <table:table-cell table:formula="of:=[.D23]*[.B23]" office:value-type="float" office:value="1768.35976353594">
            <text:p>1768.36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[.A$4] * POWER(2.718;(1- [.B24])/[.B24])" office:value-type="float" office:value="7.73558238687481">
            <text:p>7.74</text:p>
          </table:table-cell>
          <table:table-cell table:formula="of:=12*[.C24]" office:value-type="float" office:value="92.8269886424977">
            <text:p>92.83</text:p>
          </table:table-cell>
          <table:table-cell table:formula="of:=[.D24]*[.B24]" office:value-type="float" office:value="1856.53977284995">
            <text:p>1856.54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table:formula="of:=[.A$4] * POWER(2.718;(1- [.B25])/[.B25])" office:value-type="float" office:value="7.71718814755648">
            <text:p>7.72</text:p>
          </table:table-cell>
          <table:table-cell table:formula="of:=12*[.C25]" office:value-type="float" office:value="92.6062577706777">
            <text:p>92.61</text:p>
          </table:table-cell>
          <table:table-cell table:formula="of:=[.D25]*[.B25]" office:value-type="float" office:value="1944.73141318423">
            <text:p>1944.73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f:=[.A$4] * POWER(2.718;(1- [.B26])/[.B26])" office:value-type="float" office:value="7.70050407003713">
            <text:p>7.70</text:p>
          </table:table-cell>
          <table:table-cell table:formula="of:=12*[.C26]" office:value-type="float" office:value="92.4060488404455">
            <text:p>92.41</text:p>
          </table:table-cell>
          <table:table-cell table:formula="of:=[.D26]*[.B26]" office:value-type="float" office:value="2032.9330744898">
            <text:p>2032.93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table:formula="of:=[.A$4] * POWER(2.718;(1- [.B27])/[.B27])" office:value-type="float" office:value="7.68530228536998">
            <text:p>7.69</text:p>
          </table:table-cell>
          <table:table-cell table:formula="of:=12*[.C27]" office:value-type="float" office:value="92.2236274244398">
            <text:p>92.22</text:p>
          </table:table-cell>
          <table:table-cell table:formula="of:=[.D27]*[.B27]" office:value-type="float" office:value="2121.14343076211">
            <text:p>2121.14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f:=[.A$4] * POWER(2.718;(1- [.B28])/[.B28])" office:value-type="float" office:value="7.67139368073258">
            <text:p>7.67</text:p>
          </table:table-cell>
          <table:table-cell table:formula="of:=12*[.C28]" office:value-type="float" office:value="92.056724168791">
            <text:p>92.06</text:p>
          </table:table-cell>
          <table:table-cell table:formula="of:=[.D28]*[.B28]" office:value-type="float" office:value="2209.36138005098">
            <text:p>2209.36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f:=[.A$4] * POWER(2.718;(1- [.B29])/[.B29])" office:value-type="float" office:value="7.65861999685859">
            <text:p>7.66</text:p>
          </table:table-cell>
          <table:table-cell table:formula="of:=12*[.C29]" office:value-type="float" office:value="91.9034399623031">
            <text:p>91.90</text:p>
          </table:table-cell>
          <table:table-cell table:formula="of:=[.D29]*[.B29]" office:value-type="float" office:value="2297.58599905758">
            <text:p>2297.59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table:formula="of:=[.A$4] * POWER(2.718;(1- [.B30])/[.B30])" office:value-type="float" office:value="7.6468477831464">
            <text:p>7.65</text:p>
          </table:table-cell>
          <table:table-cell table:formula="of:=12*[.C30]" office:value-type="float" office:value="91.7621733977568">
            <text:p>91.76</text:p>
          </table:table-cell>
          <table:table-cell table:formula="of:=[.D30]*[.B30]" office:value-type="float" office:value="2385.81650834168">
            <text:p>2385.82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table:formula="of:=[.A$4] * POWER(2.718;(1- [.B31])/[.B31])" office:value-type="float" office:value="7.63596372023139">
            <text:p>7.64</text:p>
          </table:table-cell>
          <table:table-cell table:formula="of:=12*[.C31]" office:value-type="float" office:value="91.6315646427767">
            <text:p>91.63</text:p>
          </table:table-cell>
          <table:table-cell table:formula="of:=[.D31]*[.B31]" office:value-type="float" office:value="2474.05224535497">
            <text:p>2474.05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table:formula="of:=[.A$4] * POWER(2.718;(1- [.B32])/[.B32])" office:value-type="float" office:value="7.62587096226464">
            <text:p>7.63</text:p>
          </table:table-cell>
          <table:table-cell table:formula="of:=12*[.C32]" office:value-type="float" office:value="91.5104515471757">
            <text:p>91.51</text:p>
          </table:table-cell>
          <table:table-cell table:formula="of:=[.D32]*[.B32]" office:value-type="float" office:value="2562.29264332092">
            <text:p>2562.29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table:formula="of:=[.A$4] * POWER(2.718;(1- [.B33])/[.B33])" office:value-type="float" office:value="7.61648624866096">
            <text:p>7.62</text:p>
          </table:table-cell>
          <table:table-cell table:formula="of:=12*[.C33]" office:value-type="float" office:value="91.3978349839316">
            <text:p>91.40</text:p>
          </table:table-cell>
          <table:table-cell table:formula="of:=[.D33]*[.B33]" office:value-type="float" office:value="2650.53721453402">
            <text:p>2650.54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f:=[.A$4] * POWER(2.718;(1- [.B34])/[.B34])" office:value-type="float" office:value="7.60773760287743">
            <text:p>7.61</text:p>
          </table:table-cell>
          <table:table-cell table:formula="of:=12*[.C34]" office:value-type="float" office:value="91.2928512345292">
            <text:p>91.29</text:p>
          </table:table-cell>
          <table:table-cell table:formula="of:=[.D34]*[.B34]" office:value-type="float" office:value="2738.78553703588">
            <text:p>2738.79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table:formula="of:=[.A$4] * POWER(2.718;(1- [.B35])/[.B35])" office:value-type="float" office:value="7.59956248359578">
            <text:p>7.60</text:p>
          </table:table-cell>
          <table:table-cell table:formula="of:=12*[.C35]" office:value-type="float" office:value="91.1947498031493">
            <text:p>91.19</text:p>
          </table:table-cell>
          <table:table-cell table:formula="of:=[.D35]*[.B35]" office:value-type="float" office:value="2827.03724389763">
            <text:p>2827.04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[.A$4] * POWER(2.718;(1- [.B36])/[.B36])" office:value-type="float" office:value="7.59190628784526">
            <text:p>7.59</text:p>
          </table:table-cell>
          <table:table-cell table:formula="of:=12*[.C36]" office:value-type="float" office:value="91.1028754541431">
            <text:p>91.10</text:p>
          </table:table-cell>
          <table:table-cell table:formula="of:=[.D36]*[.B36]" office:value-type="float" office:value="2915.29201453258">
            <text:p>2915.29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table:formula="of:=[.A$4] * POWER(2.718;(1- [.B37])/[.B37])" office:value-type="float" office:value="7.58472113031362">
            <text:p>7.58</text:p>
          </table:table-cell>
          <table:table-cell table:formula="of:=12*[.C37]" office:value-type="float" office:value="91.0166535637635">
            <text:p>91.02</text:p>
          </table:table-cell>
          <table:table-cell table:formula="of:=[.D37]*[.B37]" office:value-type="float" office:value="3003.54956760419">
            <text:p>3003.5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1">03/11/2011</text:date>, <text:time>22:49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blo </meta:initial-creator>
    <meta:creation-date>2011-03-11T20:01:15</meta:creation-date>
    <dc:date>2011-03-11T22:49:45</dc:date>
    <dc:creator>Pablo </dc:creator>
    <meta:editing-duration>PT02H48M30S</meta:editing-duration>
    <meta:editing-cycles>2</meta:editing-cycles>
    <meta:generator>OpenOffice.org/3.2$Unix OpenOffice.org_project/320m19$Build-9505</meta:generator>
    <meta:document-statistic meta:table-count="3" meta:cell-count="138" meta:object-count="0"/>
  </office:meta>
</office:document-meta>
</file>